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56b" officeooo:paragraph-rsid="0005256b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o podemos aplicar estilo a una web: </text:span>css o hojas de estilo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8T10:12:56.923000000</meta:creation-date>
    <meta:generator>LibreOffice/7.4.1.2$Windows_X86_64 LibreOffice_project/3c58a8f3a960df8bc8fd77b461821e42c061c5f0</meta:generator>
    <dc:date>2022-10-18T10:43:05.235000000</dc:date>
    <meta:editing-duration>PT30M9S</meta:editing-duration>
    <meta:editing-cycles>2</meta:editing-cycles>
    <meta:document-statistic meta:table-count="0" meta:image-count="0" meta:object-count="0" meta:page-count="1" meta:paragraph-count="1" meta:word-count="12" meta:character-count="60" meta:non-whitespace-character-count="49"/>
  </office:meta>
</office:document-meta>
</file>